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P2" style:family="paragraph" style:parent-style-name="Footer">
      <style:text-properties fo:font-size="14pt" officeooo:rsid="0000b077" officeooo:paragraph-rsid="0000b077" style:font-size-asian="12.25pt" style:font-size-complex="14pt"/>
    </style:style>
    <style:style style:name="P3" style:family="paragraph" style:parent-style-name="Standard">
      <style:paragraph-properties fo:text-align="justify" style:justify-single-word="false"/>
      <style:text-properties fo:font-size="17.5pt" officeooo:rsid="0000b077" officeooo:paragraph-rsid="0000b077" style:font-size-asian="15.3000001907349pt" style:font-size-complex="17.5pt"/>
    </style:style>
    <style:style style:name="P4" style:family="paragraph" style:parent-style-name="Standard">
      <style:paragraph-properties fo:text-align="justify" style:justify-single-word="false"/>
      <style:text-properties fo:font-size="16pt" officeooo:rsid="0001e2f3" officeooo:paragraph-rsid="0006b4ef" style:font-size-asian="14pt" style:font-size-complex="16pt"/>
    </style:style>
    <style:style style:name="P5" style:family="paragraph" style:parent-style-name="Standard">
      <style:paragraph-properties fo:text-align="justify" style:justify-single-word="false"/>
      <style:text-properties officeooo:paragraph-rsid="000ae060"/>
    </style:style>
    <style:style style:name="P6" style:family="paragraph" style:parent-style-name="Standard">
      <style:paragraph-properties fo:text-align="justify" style:justify-single-word="false"/>
      <style:text-properties officeooo:paragraph-rsid="000e27bc"/>
    </style:style>
    <style:style style:name="P7" style:family="paragraph" style:parent-style-name="Standard">
      <style:paragraph-properties fo:text-align="justify" style:justify-single-word="false"/>
      <style:text-properties fo:font-size="17.5pt" officeooo:rsid="0001e2f3" officeooo:paragraph-rsid="0006b4ef" style:font-size-asian="17.5pt" style:font-size-complex="17.5pt"/>
    </style:style>
    <style:style style:name="P8" style:family="paragraph" style:parent-style-name="Standard">
      <style:paragraph-properties fo:text-align="justify" style:justify-single-word="false"/>
      <style:text-properties fo:font-size="17.5pt" officeooo:rsid="000b4d94" officeooo:paragraph-rsid="000b4d94" style:font-size-asian="15.3000001907349pt" style:font-size-complex="17.5pt"/>
    </style:style>
    <style:style style:name="T1" style:family="text">
      <style:text-properties officeooo:rsid="000396b5"/>
    </style:style>
    <style:style style:name="T2" style:family="text">
      <style:text-properties officeooo:rsid="0006b4ef"/>
    </style:style>
    <style:style style:name="T3" style:family="text">
      <style:text-properties officeooo:rsid="000a43b1"/>
    </style:style>
    <style:style style:name="T4" style:family="text">
      <style:text-properties fo:font-size="16pt" officeooo:rsid="000aa38e" style:font-size-asian="14pt" style:font-size-complex="16pt"/>
    </style:style>
    <style:style style:name="T5" style:family="text">
      <style:text-properties fo:font-size="16pt" officeooo:rsid="0006b4ef" style:font-size-asian="14pt" style:font-size-complex="16pt"/>
    </style:style>
    <style:style style:name="T6" style:family="text">
      <style:text-properties fo:font-size="16pt" officeooo:rsid="000ae060" style:font-size-asian="14pt" style:font-size-complex="16pt"/>
    </style:style>
    <style:style style:name="T7" style:family="text">
      <style:text-properties fo:font-size="16pt" officeooo:rsid="000b4d94" style:font-size-asian="14pt" style:font-size-complex="16pt"/>
    </style:style>
    <style:style style:name="T8" style:family="text">
      <style:text-properties fo:font-size="16pt" officeooo:rsid="000c7767" style:font-size-asian="14pt" style:font-size-complex="16pt"/>
    </style:style>
    <style:style style:name="T9" style:family="text">
      <style:text-properties fo:font-size="16pt" officeooo:rsid="000e27bc" style:font-size-asian="14pt" style:font-size-complex="16pt"/>
    </style:style>
    <style:style style:name="T10" style:family="text">
      <style:text-properties fo:font-size="16pt" officeooo:rsid="000fbf86" style:font-size-asian="14pt" style:font-size-complex="16pt"/>
    </style:style>
    <style:style style:name="T11" style:family="text">
      <style:text-properties fo:font-size="16pt" fo:font-style="italic" officeooo:rsid="000fbf86" style:font-size-asian="14pt" style:font-style-asian="italic" style:font-size-complex="16pt" style:font-style-complex="italic"/>
    </style:style>
    <style:style style:name="T12" style:family="text">
      <style:text-properties fo:font-size="16pt" fo:font-style="normal" officeooo:rsid="000fbf86" style:font-size-asian="14pt" style:font-style-asian="normal" style:font-size-complex="16pt" style:font-style-complex="normal"/>
    </style:style>
    <style:style style:name="T13" style:family="text">
      <style:text-properties officeooo:rsid="001176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mo paragrafo: Struttura e Metrica</text:p>
      <text:p text:style-name="P3"/>
      <text:p text:style-name="P4">Il testo ci viene presentato dallo stesso Cavalcanti, come una ballata, ma con particolarità che la distinguono da essa, dando al testo una sfumatura diversa rispetto al<text:span text:style-name="T1">la</text:span> classic<text:span text:style-name="T1">a</text:span> metr<text:span text:style-name="T1">ica</text:span> della ballata. <text:span text:style-name="T1">Rispetto ad essa, in questo testo viene aumentato il numero di versi che supera i normali quattro per arrivare a sei nella ripresa, e sempre in essa, troviamo l'anomalia di avere cinque settenari dove solitamente troviamo endecasillabi. La fronte delle quattro stanze di dieci versi è composta da endecasillabi scindibili in due piedi ciascuno, mentre il sirma che si compone di un endecasillabo e cinque settenari con lo stesso schema della ripresa. Sirma e fronte sono giunti da un endecasillabo di attacco di schema Bccddx, che lo rende non correlato nella ripresa, ma richiamato nel primo verso della prima stanza. Il verso conclusivo di ogni stanza rima con quello corrispondente della ripresa.</text:span></text:p>
      <text:p text:style-name="P4"/>
      <text:p text:style-name="P7"><text:span text:style-name="T2">Secondo paragrafo: Analisi Stilistica</text:span></text:p>
      <text:p text:style-name="P4"/>
      <text:p text:style-name="P5"><text:span text:style-name="T4">Lo stile artificioso della struttura del testo contrasta con quello che è lo stile dello scritto. </text:span><text:span text:style-name="T5">L'alternarsi di versi lunghi e brevi, ed l'uso di rime alternate nella fronte al contrario di quelle della sirma che sono baciate, da l'impressione che Cavalcanti, in tono dismesso, prima ci presenti il suo ragionamento, per poi sospirare. Viene fatto uso di <text:s/>uno stile, come per ogni buon stilnovista, dolce, assonante e pulito, in modo tale che sia scorrevole ben ritmato. </text:span><text:span text:style-name="T4">L'ipotassi è il principe del brano, che viene scandito in modo regolare da delle anastrofi. L'apostrofe </text:span><text:span text:style-name="T6">e l'uso dei pronomi di seconda persona danno al brano un tono colloquiale. In alcuni casi troviamo, cosa insolita per uno stilnovista che spesso evita prolessi retoriche, rari enjambement come quello tra il verso 45 e il 46. Per quanto riguarda le figure di suono, sono ricorrenti le allitterazioni delle t; evitando </text:span><text:soft-page-break/><text:span text:style-name="T6">però suoni stonati o scontri tra consonanti. A livello lessicale, il poeta usa termini come “dolore”, “paura”, “angoscia” e simili per esprimere il suo stato di profondo dolore.</text:span></text:p>
      <text:p text:style-name="P8">Terzo paragrafo: Tematiche e Contestualizzazione Storica</text:p>
      <text:p text:style-name="P8"/>
      <text:p text:style-name="P6"><text:span text:style-name="T7">Cavalcanti è un autore della seconda metà del 1200, contemporaneo a Dante. Con questi, lui condivide l'unica tematica che lo stilnovismo si era prefisso di trattare, ovvero l'Amore; ma Cavalcanti differisce da Dante nel modo di trattare la tematica. Per gli stilnovisti, l'Amore era uno strumento divino che, tramite un tramite* che, viene idealizzato nella </text:span><text:span text:style-name="T8">figura della </text:span><text:span text:style-name="T7">donna-angelo </text:span><text:span text:style-name="T8">che dona il saluto all'uomo che l'ama, che già cominciata ad essere stilizzata dalla scuola </text:span><text:span text:style-name="T9">poetica siciliana</text:span><text:span text:style-name="T8">; arrivava a Dio che dava la salvezza all'uomo innamorato. Cavalcanti tutto ciò lo assorbe ma lo filtra sotto una luce particolare, ovvero sulle sue conoscenze aristoteliche-averroistiche. Il periodo storico nel quale Cavalcanti vive è anche periodo di nascita di antiche università laiche, tra queste quella di Bologna. Il pensiero filosofico cristiano filtra un certo tipo di contenuti che non interessano o contrastano con la dottrina cristiana, e ciò è valso anche per Aristotele. Viceversa, Cavalcanti si forma sui testi di Socrate e Platone e sopratutto sui testi in arabo di Averroè (che tradusse vari scritti aristotelici) nella traduzione dell'università bolognese. Dove il cristianesimo lascia così parte della filosofia aristotelica ai porci, Averroè la recupera. Quello che influenza di più Cavalcanti nella sua produzione letteraria è l'idea di uomo che Aristotele concepisce nel “corpus </text:span><text:span text:style-name="T9">biologicum</text:span><text:span text:style-name="T8">”. </text:span><text:span text:style-name="T9">Aristotele pensa all'uomo come costituito da due realtà </text:span><text:span text:style-name="T10">che sono il corpo e l'anima. L'anima a sua volta viene divisa in altre due realtà </text:span><text:span text:style-name="T9">differenti ma in armonia, ovvero l'anima senziente e l'intelletto mobile (o Ragione o Logos che dir si voglia, che per altro è specchio di quello divino).</text:span><text:span text:style-name="T8"> </text:span><text:span text:style-name="T9">L'anima controlla il nostro corpo e gestisce al meglio tutti gli “spiriti funzionali” (che oggi chiamiamo funzioni vitali dell'organismo, quali quali respirazione e battito cardiaco) </text:span><text:soft-page-break/><text:span text:style-name="T9">che quindi in modo armonioso consentono la vita al corpo, tutto ciò sotto il controllo vigile della Ratio. </text:span><text:span text:style-name="T10">Per Cavalcanti, l'Amore è terribile, poiché l'esperienza amorosa è talmente intesa che riesce a mandare fuori sincrono la Ragione e l'Anima. Ciò fa si che le emozioni prendano il sopravvento, e disgreghino quello stato di stabilità creatosi tra gli spiriti funzionali. Cioò porta quindi il soggetto sotto l'effetto di amore ad avere una visione tragica dell'amore e della vita con i conseguenti stati di tristezza e sofferenza che lentamente ma inesorabilmente portano il soggetto alla morte. Lo stilnovismo tragico di Cavalcanti lo si osserva bene in questo testo, fatto di riflessioni e sospiri, quest'ultimi ancora più tristi ed inesorabili dovuti al fatto della lontanza rispetto alla donna amata (siamo di fronte ad un envoi). Così sapendo di non poter tornare nella sua amata Toscana, Cavalcanti affida alla ballata, che a differenza sua potrà arrivare a destinazione, i suoi sentimenti per la donna amata. Ma non cambiano i toni del testo rispetto al resto delle sue opere: “</text:span><text:span text:style-name="T11">Tu senti, balletta, che la morte mi stringe sì, che la vita m'abbandona...</text:span><text:span text:style-name="T12">” (versi 17 e 18), “</text:span><text:span text:style-name="T11">Tu, voce sbigottita e deboletta ch'esci piangendo de lo cor dolente..</text:span><text:span text:style-name="T12">” (versi 37 e 38). Addirittura nel caso di “</text:span><text:span text:style-name="T11">Questa vostra servente vien per istar con voi, partita da colui ce fu servo d'Amore</text:span><text:span text:style-name="T12">” (versi tra il 33 ed il 36), affida l'anima direttamente alla donna amata, per far si che possa onorala anche dopo la morte corporea, cosa che Cavalcanti mette per c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MP2" style:family="paragraph" style:parent-style-name="Footer">
      <style:text-properties fo:font-size="14pt" officeooo:rsid="0000b077" officeooo:paragraph-rsid="0000b077" style:font-size-asian="12.25pt" style:font-size-complex="14pt"/>
    </style:style>
    <style:style style:name="MT1" style:family="text">
      <style:text-properties officeooo:rsid="001176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isi del testo di “Perch'i' no spero di tornar giammai” di Guido Cavalcanti</text:p>
      </style:header>
      <style:footer>
        <text:p text:style-name="MP2">Autore: Francesco Bonanno (aka mibofra aka Eli). Testo rilasciato sotto licenza Creative Commons (CC0 1.0 Universal). Versione 0.1prealpha<text:span text:style-name="MT1">3. *Si prega di scusare all'autore i giochi di parole, e gli inserimenti di ciò che magari non dovrebbe far parte del testo, ma viene inserito al semplice scopo di trasmettere lo stato d'animo di chi scrive (come smiles e simil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3:20:28.895739602</meta:creation-date>
    <dc:date>2014-10-17T00:25:57.944414118</dc:date>
    <meta:editing-duration>PT4H51M15S</meta:editing-duration>
    <meta:editing-cycles>6</meta:editing-cycles>
    <meta:generator>LibreOffice/4.2.1.1$Linux_x86 LibreOffice_project/420m0$Build-1</meta:generator>
    <meta:document-statistic meta:table-count="0" meta:image-count="0" meta:object-count="0" meta:page-count="3" meta:paragraph-count="8" meta:word-count="941" meta:character-count="5982" meta:non-whitespace-character-count="5048"/>
  </office:meta>
</office:document-meta>
</file>